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800000" style:text-outline="false" style:text-line-through-style="none" style:font-name="DejaVu Sans Mono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5.40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DejaVu Sans Mono" fo:font-size="9.5pt" fo:language="en" fo:country="US" fo:font-style="normal" fo:text-shadow="none" style:text-underline-style="none" style:text-underline-mode="continuous" style:text-overline-mode="continuous" style:text-line-through-mode="continuous" style:font-size-asian="9.5pt" style:language-asian="en" style:country-asian="US" style:font-style-asian="normal" style:font-size-complex="5.40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/>
    <style:style style:name="ce5" style:family="table-cell" style:parent-style-name="Default" style:data-style-name="N2"/>
    <style:style style:name="ce6" style:family="table-cell" style:parent-style-name="Default">
      <style:text-properties style:text-outline="false" style:text-line-through-style="none" style:font-name="DejaVu Sans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.5pt" style:language-asian="en" style:country-asian="US" style:font-style-asian="normal" style:font-weight-asian="normal" style:font-name-complex="DejaVu Sans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3">
          <table:table-cell table:style-name="Default"/>
          <table:table-cell table:number-columns-repeated="3"/>
          <table:table-cell table:style-name="Default" office:value-type="string">
            <text:p>em/el</text:p>
          </table:table-cell>
          <table:table-cell table:style-name="Default" office:value-type="string">
            <text:p>width/em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 office:value-type="float" office:value="1.2">
            <text:p>1.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2] * 16" office:value-type="float" office:value="384">
            <text:p>38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D2]/[.C2]" office:value-type="float" office:value="1.375">
            <text:p>1.375</text:p>
          </table:table-cell>
          <table:table-cell table:formula="of:=[.B2]/[.D2]" office:value-type="float" office:value="17.4545454545455">
            <text:p>17.45</text:p>
          </table:table-cell>
          <table:table-cell table:formula="of:=[.F2] / [.E2]" office:value-type="float" office:value="12.6942148760331">
            <text:p>12.694214876</text:p>
          </table:table-cell>
          <table:table-cell/>
          <table:table-cell table:formula="of:=[.I$1]*[.C2]" office:value-type="float" office:value="640">
            <text:p>640</text:p>
          </table:table-cell>
          <table:table-cell table:formula="of:=[.I2]*[.J$1]" office:value-type="float" office:value="768">
            <text:p>768</text:p>
          </table:table-cell>
          <table:table-cell table:formula="of:= [.J2] - [.B2]" office:value-type="float" office:value="384">
            <text:p>38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3] * 16"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[.D3]/[.C3]" office:value-type="float" office:value="1.4375">
            <text:p>1.438</text:p>
          </table:table-cell>
          <table:table-cell table:formula="of:=[.B3]/[.D3]" office:value-type="float" office:value="22.2608695652174">
            <text:p>22.26</text:p>
          </table:table-cell>
          <table:table-cell table:formula="of:=[.F3] / [.E3]" office:value-type="float" office:value="15.4858223062382">
            <text:p>15.4858223062</text:p>
          </table:table-cell>
          <table:table-cell/>
          <table:table-cell table:formula="of:=[.I$1]*[.C3]" office:value-type="float" office:value="640">
            <text:p>640</text:p>
          </table:table-cell>
          <table:table-cell table:formula="of:=[.I3]*[.J$1]" office:value-type="float" office:value="768">
            <text:p>768</text:p>
          </table:table-cell>
          <table:table-cell table:formula="of:= [.J3] - [.B3]" office:value-type="float" office:value="256">
            <text:p>25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4] * 16" office:value-type="float" office:value="624">
            <text:p>6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[.D4]/[.C4]" office:value-type="float" office:value="1.5">
            <text:p>1.500</text:p>
          </table:table-cell>
          <table:table-cell table:formula="of:=[.B4]/[.D4]" office:value-type="float" office:value="26">
            <text:p>26.00</text:p>
          </table:table-cell>
          <table:table-cell table:formula="of:=[.F4] / [.E4]" office:value-type="float" office:value="17.3333333333333">
            <text:p>17.3333333333</text:p>
          </table:table-cell>
          <table:table-cell/>
          <table:table-cell table:formula="of:=[.I$1]*[.C4]" office:value-type="float" office:value="640">
            <text:p>640</text:p>
          </table:table-cell>
          <table:table-cell table:formula="of:=[.I4]*[.J$1]" office:value-type="float" office:value="768">
            <text:p>768</text:p>
          </table:table-cell>
          <table:table-cell table:formula="of:= [.J4] - [.B4]" office:value-type="float" office:value="144">
            <text:p>14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5] * 16" office:value-type="float" office:value="736">
            <text:p>73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formula="of:=[.D5]/[.C5]" office:value-type="float" office:value="1.47058823529412">
            <text:p>1.471</text:p>
          </table:table-cell>
          <table:table-cell table:formula="of:=[.B5]/[.D5]" office:value-type="float" office:value="29.44">
            <text:p>29.44</text:p>
          </table:table-cell>
          <table:table-cell table:formula="of:=[.F5] / [.E5]" office:value-type="float" office:value="20.0192">
            <text:p>20.0192</text:p>
          </table:table-cell>
          <table:table-cell/>
          <table:table-cell table:formula="of:=[.I$1]*[.C5]" office:value-type="float" office:value="680">
            <text:p>680</text:p>
          </table:table-cell>
          <table:table-cell table:formula="of:=[.I5]*[.J$1]" office:value-type="float" office:value="816">
            <text:p>816</text:p>
          </table:table-cell>
          <table:table-cell table:formula="of:= [.J5] - [.B5]"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6] * 16" office:value-type="float" office:value="880">
            <text:p>88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formula="of:=[.D6]/[.C6]" office:value-type="float" office:value="1.44444444444444">
            <text:p>1.444</text:p>
          </table:table-cell>
          <table:table-cell table:formula="of:=[.B6]/[.D6]" office:value-type="float" office:value="33.8461538461538">
            <text:p>33.85</text:p>
          </table:table-cell>
          <table:table-cell table:formula="of:=[.F6] / [.E6]" office:value-type="float" office:value="23.4319526627219">
            <text:p>23.4319526627</text:p>
          </table:table-cell>
          <table:table-cell/>
          <table:table-cell table:formula="of:=[.I$1]*[.C6]" office:value-type="float" office:value="720">
            <text:p>720</text:p>
          </table:table-cell>
          <table:table-cell table:formula="of:=[.I6]*[.J$1]" office:value-type="float" office:value="864">
            <text:p>864</text:p>
          </table:table-cell>
          <table:table-cell table:formula="of:= [.J6] - [.B6]" office:value-type="float" office:value="-16">
            <text:p>-1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7] * 16" office:value-type="float" office:value="1024">
            <text:p>10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formula="of:=[.D7]/[.C7]" office:value-type="float" office:value="1.42105263157895">
            <text:p>1.421</text:p>
          </table:table-cell>
          <table:table-cell table:formula="of:=[.B7]/[.D7]" office:value-type="float" office:value="37.9259259259259">
            <text:p>37.93</text:p>
          </table:table-cell>
          <table:table-cell table:formula="of:=[.F7] / [.E7]" office:value-type="float" office:value="26.6886145404664">
            <text:p>26.6886145405</text:p>
          </table:table-cell>
          <table:table-cell/>
          <table:table-cell table:formula="of:=[.I$1]*[.C7]" office:value-type="float" office:value="760">
            <text:p>760</text:p>
          </table:table-cell>
          <table:table-cell table:formula="of:=[.I7]*[.J$1]" office:value-type="float" office:value="912">
            <text:p>912</text:p>
          </table:table-cell>
          <table:table-cell table:formula="of:= [.J7] - [.B7]" office:value-type="float" office:value="-112">
            <text:p>-11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8] * 16" office:value-type="float" office:value="1152">
            <text:p>115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formula="of:=[.D8]/[.C8]" office:value-type="float" office:value="1.5">
            <text:p>1.500</text:p>
          </table:table-cell>
          <table:table-cell table:formula="of:=[.B8]/[.D8]" office:value-type="float" office:value="38.4">
            <text:p>38.40</text:p>
          </table:table-cell>
          <table:table-cell table:formula="of:=[.F8] / [.E8]" office:value-type="float" office:value="25.6">
            <text:p>25.6</text:p>
          </table:table-cell>
          <table:table-cell/>
          <table:table-cell table:formula="of:=[.I$1]*[.C8]" office:value-type="float" office:value="800">
            <text:p>800</text:p>
          </table:table-cell>
          <table:table-cell table:formula="of:=[.I8]*[.J$1]" office:value-type="float" office:value="960">
            <text:p>960</text:p>
          </table:table-cell>
          <table:table-cell table:formula="of:= [.J8] - [.B8]" office:value-type="float" office:value="-192">
            <text:p>-19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9] * 16" office:value-type="float" office:value="1344">
            <text:p>134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formula="of:=[.D9]/[.C9]" office:value-type="float" office:value="1.47619047619048">
            <text:p>1.476</text:p>
          </table:table-cell>
          <table:table-cell table:formula="of:=[.B9]/[.D9]" office:value-type="float" office:value="43.3548387096774">
            <text:p>43.35</text:p>
          </table:table-cell>
          <table:table-cell table:formula="of:=[.F9] / [.E9]" office:value-type="float" office:value="29.369406867846">
            <text:p>29.3694068678</text:p>
          </table:table-cell>
          <table:table-cell/>
          <table:table-cell table:formula="of:=[.I$1]*[.C9]" office:value-type="float" office:value="840">
            <text:p>840</text:p>
          </table:table-cell>
          <table:table-cell table:formula="of:=[.I9]*[.J$1]" office:value-type="float" office:value="1008">
            <text:p>1008</text:p>
          </table:table-cell>
          <table:table-cell table:formula="of:= [.J9] - [.B9]" office:value-type="float" office:value="-336">
            <text:p>-33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10] * 16" office:value-type="float" office:value="1504">
            <text:p>150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formula="of:=[.D10]/[.C10]" office:value-type="float" office:value="1.54545454545455">
            <text:p>1.545</text:p>
          </table:table-cell>
          <table:table-cell table:formula="of:=[.B10]/[.D10]" office:value-type="float" office:value="44.2352941176471">
            <text:p>44.24</text:p>
          </table:table-cell>
          <table:table-cell table:formula="of:=[.F10] / [.E10]" office:value-type="float" office:value="28.6228373702422">
            <text:p>28.6228373702</text:p>
          </table:table-cell>
          <table:table-cell/>
          <table:table-cell table:formula="of:=[.I$1]*[.C10]" office:value-type="float" office:value="880">
            <text:p>880</text:p>
          </table:table-cell>
          <table:table-cell table:formula="of:=[.I10]*[.J$1]" office:value-type="float" office:value="1056">
            <text:p>1056</text:p>
          </table:table-cell>
          <table:table-cell table:formula="of:= [.J10] - [.B10]" office:value-type="float" office:value="-448">
            <text:p>-44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11] * 16" office:value-type="float" office:value="1632">
            <text:p>163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formula="of:=[.D11]/[.C11]" office:value-type="float" office:value="1.5">
            <text:p>1.500</text:p>
          </table:table-cell>
          <table:table-cell table:formula="of:=[.B11]/[.D11]" office:value-type="float" office:value="45.3333333333333">
            <text:p>45.33</text:p>
          </table:table-cell>
          <table:table-cell table:formula="of:=[.F11] / [.E11]" office:value-type="float" office:value="30.2222222222222">
            <text:p>30.2222222222</text:p>
          </table:table-cell>
          <table:table-cell/>
          <table:table-cell table:formula="of:=[.I$1]*[.C11]" office:value-type="float" office:value="960">
            <text:p>960</text:p>
          </table:table-cell>
          <table:table-cell table:formula="of:=[.I11]*[.J$1]" office:value-type="float" office:value="1152">
            <text:p>1152</text:p>
          </table:table-cell>
          <table:table-cell table:formula="of:= [.J11] - [.B11]" office:value-type="float" office:value="-480">
            <text:p>-480</text:p>
          </table:table-cell>
        </table:table-row>
        <table:table-row table:style-name="ro2" table:number-rows-repeated="2">
          <table:table-cell table:style-name="ce2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09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06:31:51.35</meta:creation-date>
    <dc:date>2012-04-24T09:34:28.54</dc:date>
    <meta:editing-duration>PT2H19M15S</meta:editing-duration>
    <meta:editing-cycles>2</meta:editing-cycles>
    <meta:generator>OpenOffice.org/3.3$Win32 OpenOffice.org_project/330m20$Build-9567</meta:generator>
    <meta:document-statistic meta:table-count="3" meta:cell-count="104" meta:object-count="0"/>
  </office:meta>
</office:document-meta>
</file>